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UtC-1983">
            <text:p>UtC-1983</text:p>
          </table:table-cell>
          <table:table-cell office:value-type="float" office:value="39.232">
            <text:p>39.232</text:p>
          </table:table-cell>
          <table:table-cell office:value-type="float" office:value="-8.576">
            <text:p>-8.576</text:p>
          </table:table-cell>
          <table:table-cell office:value-type="float" office:value="6040.0">
            <text:p>6040.0</text:p>
          </table:table-cell>
          <table:table-cell office:value-type="float" office:value="112.0">
            <text:p>11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VisEtal2008,LeorriEtal2012,GarciaArtolaEtal2018">
            <text:p>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UtC-14911">
            <text:p>UtC-14911</text:p>
          </table:table-cell>
          <table:table-cell office:value-type="float" office:value="39.16">
            <text:p>39.16</text:p>
          </table:table-cell>
          <table:table-cell office:value-type="float" office:value="-8.73">
            <text:p>-8.73</text:p>
          </table:table-cell>
          <table:table-cell office:value-type="float" office:value="8880.0">
            <text:p>8880.0</text:p>
          </table:table-cell>
          <table:table-cell office:value-type="float" office:value="60.0">
            <text:p>60.0</text:p>
          </table:table-cell>
          <table:table-cell office:value-type="string" office:value="freshwater terrestrial botanical macrofossils">
            <text:p>freshwater terrestrial botanical macrofoss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2.0">
            <text:p>-22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VisEtal2008,LeorriEtal2012,GarciaArtolaEtal2018">
            <text:p>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GrA-31005">
            <text:p>GrA-31005</text:p>
          </table:table-cell>
          <table:table-cell office:value-type="float" office:value="39.304">
            <text:p>39.304</text:p>
          </table:table-cell>
          <table:table-cell office:value-type="float" office:value="-8.502">
            <text:p>-8.502</text:p>
          </table:table-cell>
          <table:table-cell office:value-type="float" office:value="6500.0">
            <text:p>6500.0</text:p>
          </table:table-cell>
          <table:table-cell office:value-type="float" office:value="50.0">
            <text:p>50.0</text:p>
          </table:table-cell>
          <table:table-cell office:value-type="string" office:value="freshwater terrestrial botanical macrofossils">
            <text:p>freshwater terrestrial botanical macrofoss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.6">
            <text:p>-2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VisEtal2008,LeorriEtal2012,GarciaArtolaEtal2018">
            <text:p>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GrA-32584">
            <text:p>GrA-32584</text:p>
          </table:table-cell>
          <table:table-cell office:value-type="float" office:value="39.267">
            <text:p>39.267</text:p>
          </table:table-cell>
          <table:table-cell office:value-type="float" office:value="-8.64">
            <text:p>-8.64</text:p>
          </table:table-cell>
          <table:table-cell office:value-type="float" office:value="8030.0">
            <text:p>8030.0</text:p>
          </table:table-cell>
          <table:table-cell office:value-type="float" office:value="40.0">
            <text:p>40.0</text:p>
          </table:table-cell>
          <table:table-cell office:value-type="string" office:value="Iris pseudacorus seed">
            <text:p>Iris pseudacorus se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3.1">
            <text:p>-13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isEtal2008,LeorriEtal2012,GarciaArtolaEtal2018">
            <text:p>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GrA-32651">
            <text:p>GrA-32651</text:p>
          </table:table-cell>
          <table:table-cell office:value-type="float" office:value="39.149">
            <text:p>39.149</text:p>
          </table:table-cell>
          <table:table-cell office:value-type="float" office:value="-8.699">
            <text:p>-8.699</text:p>
          </table:table-cell>
          <table:table-cell office:value-type="float" office:value="6165.0">
            <text:p>6165.0</text:p>
          </table:table-cell>
          <table:table-cell office:value-type="float" office:value="35.0">
            <text:p>35.0</text:p>
          </table:table-cell>
          <table:table-cell office:value-type="string" office:value="oxidized freshwater terrestrial botanical macrofossils">
            <text:p>oxidized freshwater terrestrial botanical macrofoss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VisEtal2008,LeorriEtal2012,GarciaArtolaEtal2018">
            <text:p>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GrA-32654">
            <text:p>GrA-32654</text:p>
          </table:table-cell>
          <table:table-cell office:value-type="float" office:value="39.149">
            <text:p>39.149</text:p>
          </table:table-cell>
          <table:table-cell office:value-type="float" office:value="-8.699">
            <text:p>-8.699</text:p>
          </table:table-cell>
          <table:table-cell office:value-type="float" office:value="7440.0">
            <text:p>7440.0</text:p>
          </table:table-cell>
          <table:table-cell office:value-type="float" office:value="40.0">
            <text:p>40.0</text:p>
          </table:table-cell>
          <table:table-cell office:value-type="string" office:value="freshwater terrestrial botanical macrofossils">
            <text:p>freshwater terrestrial botanical macrofoss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4">
            <text:p>-7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isEtal2008,LeorriEtal2012,GarciaArtolaEtal2018">
            <text:p>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UtC-14907">
            <text:p>UtC-14907</text:p>
          </table:table-cell>
          <table:table-cell office:value-type="float" office:value="38.941">
            <text:p>38.941</text:p>
          </table:table-cell>
          <table:table-cell office:value-type="float" office:value="-8.937">
            <text:p>-8.937</text:p>
          </table:table-cell>
          <table:table-cell office:value-type="float" office:value="9990.0">
            <text:p>9990.0</text:p>
          </table:table-cell>
          <table:table-cell office:value-type="float" office:value="70.0">
            <text:p>70.0</text:p>
          </table:table-cell>
          <table:table-cell office:value-type="string" office:value="freshwater terrestrial botanical macrofossils">
            <text:p>freshwater terrestrial botanical macrofoss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6.7">
            <text:p>-36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VisEtal2008,LeorriEtal2012,GarciaArtolaEtal2018">
            <text:p>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Beta-111961">
            <text:p>Beta-111961</text:p>
          </table:table-cell>
          <table:table-cell office:value-type="float" office:value="38.515">
            <text:p>38.515</text:p>
          </table:table-cell>
          <table:table-cell office:value-type="float" office:value="-9.1694">
            <text:p>-9.1694</text:p>
          </table:table-cell>
          <table:table-cell office:value-type="float" office:value="1630.0">
            <text:p>1630.0</text:p>
          </table:table-cell>
          <table:table-cell office:value-type="float" office:value="112.0">
            <text:p>11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BaoEtal1999,AldayEtal2013,GarciaArtolaEtal2018">
            <text:p>BaoEtal1999,AldayEtal2013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Tua-7366">
            <text:p>Tua-7366</text:p>
          </table:table-cell>
          <table:table-cell office:value-type="float" office:value="40.22">
            <text:p>40.22</text:p>
          </table:table-cell>
          <table:table-cell office:value-type="float" office:value="-8.89">
            <text:p>-8.89</text:p>
          </table:table-cell>
          <table:table-cell office:value-type="float" office:value="4045.0">
            <text:p>404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anielsenEtal2012,GarciaArtolaEtal2018">
            <text:p>Danielsen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Tua-7365">
            <text:p>Tua-7365</text:p>
          </table:table-cell>
          <table:table-cell office:value-type="float" office:value="40.22">
            <text:p>40.22</text:p>
          </table:table-cell>
          <table:table-cell office:value-type="float" office:value="-8.89">
            <text:p>-8.89</text:p>
          </table:table-cell>
          <table:table-cell office:value-type="float" office:value="4145.0">
            <text:p>414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anielsenEtal2012,GarciaArtolaEtal2018">
            <text:p>Danielsen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AA-49816">
            <text:p>AA-49816</text:p>
          </table:table-cell>
          <table:table-cell office:value-type="float" office:value="39.108">
            <text:p>39.108</text:p>
          </table:table-cell>
          <table:table-cell office:value-type="float" office:value="-8.696">
            <text:p>-8.696</text:p>
          </table:table-cell>
          <table:table-cell office:value-type="float" office:value="7668.0">
            <text:p>7668.0</text:p>
          </table:table-cell>
          <table:table-cell office:value-type="float" office:value="49.0">
            <text:p>49.0</text:p>
          </table:table-cell>
          <table:table-cell office:value-type="string" office:value="Scrobicularia plana shell fragments">
            <text:p>Scrobicularia plana shell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7.1">
            <text:p>-7.1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vanderSchriekEtal2007,vanderSchriekEtal2008,VisEtal2008,LeorriEtal2012,GarciaArtolaEtal2018">
            <text:p>vanderSchriekEtal2007,vanderSchriekEtal2008,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GrA-30961">
            <text:p>GrA-30961</text:p>
          </table:table-cell>
          <table:table-cell office:value-type="float" office:value="39.304">
            <text:p>39.304</text:p>
          </table:table-cell>
          <table:table-cell office:value-type="float" office:value="-8.502">
            <text:p>-8.502</text:p>
          </table:table-cell>
          <table:table-cell office:value-type="float" office:value="6360.0">
            <text:p>6360.0</text:p>
          </table:table-cell>
          <table:table-cell office:value-type="float" office:value="45.0">
            <text:p>45.0</text:p>
          </table:table-cell>
          <table:table-cell office:value-type="string" office:value="freshwater terrestrial botanical macrofossils">
            <text:p>freshwater terrestrial botanical macrofoss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3.5">
            <text:p>-3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VisEtal2008,LeorriEtal2012,GarciaArtolaEtal2018">
            <text:p>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AA-48979">
            <text:p>AA-48979</text:p>
          </table:table-cell>
          <table:table-cell office:value-type="float" office:value="39.11">
            <text:p>39.11</text:p>
          </table:table-cell>
          <table:table-cell office:value-type="float" office:value="-8.679">
            <text:p>-8.679</text:p>
          </table:table-cell>
          <table:table-cell office:value-type="float" office:value="6626.0">
            <text:p>6626.0</text:p>
          </table:table-cell>
          <table:table-cell office:value-type="float" office:value="44.0">
            <text:p>44.0</text:p>
          </table:table-cell>
          <table:table-cell office:value-type="string" office:value="selected plant fragments">
            <text:p>selected plant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vanderSchriekEtal2007,vanderSchriekEtal2008,VisEtal2008,LeorriEtal2012,GarciaArtolaEtal2018">
            <text:p>vanderSchriekEtal2007,vanderSchriekEtal2008,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AA-48978">
            <text:p>AA-48978</text:p>
          </table:table-cell>
          <table:table-cell office:value-type="float" office:value="39.11">
            <text:p>39.11</text:p>
          </table:table-cell>
          <table:table-cell office:value-type="float" office:value="-8.679">
            <text:p>-8.679</text:p>
          </table:table-cell>
          <table:table-cell office:value-type="float" office:value="7318.0">
            <text:p>7318.0</text:p>
          </table:table-cell>
          <table:table-cell office:value-type="float" office:value="44.0">
            <text:p>44.0</text:p>
          </table:table-cell>
          <table:table-cell office:value-type="string" office:value="selected plant and wood fragments">
            <text:p>selected plant and wood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6">
            <text:p>-6.6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vanderSchriekEtal2007,vanderSchriekEtal2008,VisEtal2008,LeorriEtal2012,GarciaArtolaEtal2018">
            <text:p>vanderSchriekEtal2007,vanderSchriekEtal2008,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AA-48977">
            <text:p>AA-48977</text:p>
          </table:table-cell>
          <table:table-cell office:value-type="float" office:value="39.108">
            <text:p>39.108</text:p>
          </table:table-cell>
          <table:table-cell office:value-type="float" office:value="-8.696">
            <text:p>-8.696</text:p>
          </table:table-cell>
          <table:table-cell office:value-type="float" office:value="7263.0">
            <text:p>7263.0</text:p>
          </table:table-cell>
          <table:table-cell office:value-type="float" office:value="46.0">
            <text:p>46.0</text:p>
          </table:table-cell>
          <table:table-cell office:value-type="string" office:value="selected plant fragments">
            <text:p>selected plant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7.7">
            <text:p>-7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vanderSchriekEtal2007,vanderSchriekEtal2008,VisEtal2008,LeorriEtal2012,GarciaArtolaEtal2018">
            <text:p>vanderSchriekEtal2007,vanderSchriekEtal2008,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GrA-30615">
            <text:p>GrA-30615</text:p>
          </table:table-cell>
          <table:table-cell office:value-type="float" office:value="39.387">
            <text:p>39.387</text:p>
          </table:table-cell>
          <table:table-cell office:value-type="float" office:value="-8.531">
            <text:p>-8.531</text:p>
          </table:table-cell>
          <table:table-cell office:value-type="float" office:value="5790.0">
            <text:p>5790.0</text:p>
          </table:table-cell>
          <table:table-cell office:value-type="float" office:value="40.0">
            <text:p>40.0</text:p>
          </table:table-cell>
          <table:table-cell office:value-type="string" office:value="freshwater terrestrial botanical macrofossils">
            <text:p>freshwater terrestrial botanical macrofoss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isEtal2008,LeorriEtal2012,GarciaArtolaEtal2018">
            <text:p>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GrA-27234">
            <text:p>GrA-27234</text:p>
          </table:table-cell>
          <table:table-cell office:value-type="float" office:value="39.226">
            <text:p>39.226</text:p>
          </table:table-cell>
          <table:table-cell office:value-type="float" office:value="-8.631">
            <text:p>-8.631</text:p>
          </table:table-cell>
          <table:table-cell office:value-type="float" office:value="5530.0">
            <text:p>55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VisEtal2008,LeorriEtal2012,GarciaArtolaEtal2018">
            <text:p>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Lord_02">
            <text:p>Lord_02</text:p>
          </table:table-cell>
          <table:table-cell office:value-type="float" office:value="39.1">
            <text:p>39.1</text:p>
          </table:table-cell>
          <table:table-cell office:value-type="float" office:value="-9.3">
            <text:p>-9.3</text:p>
          </table:table-cell>
          <table:table-cell office:value-type="float" office:value="5568.0">
            <text:p>5568.0</text:p>
          </table:table-cell>
          <table:table-cell office:value-type="float" office:value="79.0">
            <text:p>79.0</text:p>
          </table:table-cell>
          <table:table-cell office:value-type="string" office:value="terrestrial plant material">
            <text:p>terrestri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ordEtal2011,GarciaArtolaEtal2018">
            <text:p>LordEtal2011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Lord_01">
            <text:p>Lord_01</text:p>
          </table:table-cell>
          <table:table-cell office:value-type="float" office:value="39.1">
            <text:p>39.1</text:p>
          </table:table-cell>
          <table:table-cell office:value-type="float" office:value="-9.3">
            <text:p>-9.3</text:p>
          </table:table-cell>
          <table:table-cell office:value-type="float" office:value="5463.0">
            <text:p>5463.0</text:p>
          </table:table-cell>
          <table:table-cell office:value-type="float" office:value="87.0">
            <text:p>87.0</text:p>
          </table:table-cell>
          <table:table-cell office:value-type="string" office:value="terrestrial plant material">
            <text:p>terrestri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ordEtal2011,GarciaArtolaEtal2018">
            <text:p>LordEtal2011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GrA-31004">
            <text:p>GrA-31004</text:p>
          </table:table-cell>
          <table:table-cell office:value-type="float" office:value="39.387">
            <text:p>39.387</text:p>
          </table:table-cell>
          <table:table-cell office:value-type="float" office:value="-8.531">
            <text:p>-8.531</text:p>
          </table:table-cell>
          <table:table-cell office:value-type="float" office:value="5900.0">
            <text:p>5900.0</text:p>
          </table:table-cell>
          <table:table-cell office:value-type="float" office:value="45.0">
            <text:p>45.0</text:p>
          </table:table-cell>
          <table:table-cell office:value-type="string" office:value="freshwater terrestrial botanical macrofossils">
            <text:p>freshwater terrestrial botanical macrofoss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isEtal2008,LeorriEtal2012,GarciaArtolaEtal2018">
            <text:p>VisEtal2008,LeorriEtal2012,GarciaArtolaEtal2018</text:p>
          </table:table-cell>
        </table:table-row>
        <table:table-row>
          <table:table-cell office:value-type="string" office:value="Lisbon">
            <text:p>Lisbon</text:p>
          </table:table-cell>
          <table:table-cell office:value-type="string" office:value="radiocarbon">
            <text:p>radiocarbon</text:p>
          </table:table-cell>
          <table:table-cell office:value-type="string" office:value="GrA-32655">
            <text:p>GrA-32655</text:p>
          </table:table-cell>
          <table:table-cell office:value-type="float" office:value="39.26">
            <text:p>39.26</text:p>
          </table:table-cell>
          <table:table-cell office:value-type="float" office:value="-8.48">
            <text:p>-8.48</text:p>
          </table:table-cell>
          <table:table-cell office:value-type="float" office:value="6265.0">
            <text:p>6265.0</text:p>
          </table:table-cell>
          <table:table-cell office:value-type="float" office:value="35.0">
            <text:p>35.0</text:p>
          </table:table-cell>
          <table:table-cell office:value-type="string" office:value="undifferentiated plant remains">
            <text:p>undifferentiated 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2.7">
            <text:p>-2.7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VisEtal2008,LeorriEtal2012,GarciaArtolaEtal2018">
            <text:p>VisEtal2008,LeorriEtal2012,GarciaArtol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